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arches(x1000)</text:p>
          </table:table-cell>
          <table:table-cell office:value-type="string" calcext:value-type="string">
            <text:p>Percent Cracked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02" calcext:value-type="float">
            <text:p>2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Holt</meta:initial-creator>
    <meta:creation-date>2016-11-27T19:31:07.981988922</meta:creation-date>
    <dc:date>2016-11-27T20:03:35.282357603</dc:date>
    <dc:creator>Keith Holt</dc:creator>
    <meta:editing-duration>PT2M17S</meta:editing-duration>
    <meta:editing-cycles>1</meta:editing-cycles>
    <meta:generator>LibreOffice/5.1.3.2$Linux_X86_64 LibreOffice_project/644e4637d1d8544fd9f56425bd6cec110e49301b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01cm" svg:y="0.315cm" chart:style-name="ch2">
          <text:p>Password Cracking Results</text:p>
        </chart:title>
        <chart:legend chart:legend-position="end" svg:x="11.958cm" svg:y="3.955cm" style:legend-expansion="high" chart:style-name="ch3"/>
        <chart:plot-area chart:style-name="ch4" table:cell-range-address="Sheet1.A1:Sheet1.B6" chart:data-source-has-labels="row" svg:x="0.32cm" svg:y="1.284cm" svg:width="11.318cm" svg:height="6.59cm">
          <chartooo:coordinate-region svg:x="0.768cm" svg:y="1.482cm" svg:width="10.87cm" svg:height="5.748cm"/>
          <chart:axis chart:dimension="x" chart:name="primary-x" chart:style-name="ch5">
            <chart:title svg:x="4.819cm" svg:y="8.055cm" chart:style-name="ch6">
              <text:p>Search Number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2:Sheet1.A6" chart:label-cell-address="Sheet1.A1:Sheet1.A1" chart:class="chart:bar">
            <chart:data-point chart:repeated="5"/>
          </chart:series>
          <chart:series chart:style-name="ch10" chart:values-cell-range-address="Sheet1.B2:Sheet1.B6" chart:label-cell-address="Sheet1.B1:Sheet1.B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es(x1000)</text:p>
                <draw:g>
                  <svg:desc>Sheet1.A1:Sheet1.A1</svg:desc>
                </draw:g>
              </table:table-cell>
              <table:table-cell office:value-type="string">
                <text:p>Percent Crack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">
                <text:p>1.64</text:p>
                <draw:g>
                  <svg:desc>Sheet1.A2:Sheet1.A6</svg:desc>
                </draw:g>
              </table:table-cell>
              <table:table-cell office:value-type="float" office:value="2.31">
                <text:p>2.3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8">
                <text:p>3.2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6">
                <text:p>6.5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">
                <text:p>8.2</text:p>
              </table:table-cell>
              <table:table-cell office:value-type="float" office:value="2.02">
                <text:p>2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